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B1:Sheet1.B1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5:57:27.950653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0:16:35.101953387</meta:creation-date>
    <dc:date>2020-05-31T15:59:06.693858568</dc:date>
    <meta:editing-duration>PT10M24S</meta:editing-duration>
    <meta:editing-cycles>3</meta:editing-cycles>
    <meta:generator>LibreOffice/6.0.7.3$Linux_X86_64 LibreOffice_project/00m0$Build-3</meta:generator>
    <meta:document-statistic meta:table-count="1" meta:cell-count="3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1:Sheet1.B141" svg:x="0.32cm" svg:y="0.18cm" svg:width="12.508cm" svg:height="8.64cm">
          <chartooo:coordinate-region svg:x="0.756cm" svg:y="0.301cm" svg:width="11.74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41" chart:class="chart:line">
            <chart:data-point chart:repeated="1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1:Sheet1.B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